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5.95cm" fo:min-width="14.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65cm" fo:min-width="2.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1.55cm" fo:min-width="12.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49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349cm" fo:min-width="1.299cm"/>
    </style:style>
    <style:style style:name="gr8" style:family="graphic" style:parent-style-name="standard">
      <style:graphic-properties svg:stroke-color="#000000" draw:fill-color="#666666" draw:textarea-horizontal-align="justify" draw:textarea-vertical-align="middle" draw:auto-grow-height="false" fo:min-height="0.25cm" fo:min-width="1.7cm"/>
    </style:style>
    <style:style style:name="gr9" style:family="graphic" style:parent-style-name="standard">
      <style:graphic-properties svg:stroke-color="#000000" draw:fill-color="#666666" draw:textarea-horizontal-align="justify" draw:textarea-vertical-align="middle" draw:auto-grow-height="false" fo:min-height="0.55cm" fo:min-width="3.8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7.55cm" fo:min-width="4.3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7.55cm" fo:min-width="6.3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18.15cm" fo:min-width="24cm"/>
    </style:style>
    <style:style style:name="gr13" style:family="graphic" style:parent-style-name="standard">
      <style:graphic-properties svg:stroke-color="#000000" draw:fill-color="#666666" draw:textarea-horizontal-align="justify" draw:textarea-vertical-align="middle" draw:auto-grow-height="false" fo:min-height="0.55cm" fo:min-width="3.6cm"/>
    </style:style>
    <style:style style:name="gr14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P6" style:family="paragraph">
      <loext:graphic-properties draw:fill="none" draw:fill-color="#ffffff"/>
      <style:paragraph-properties fo:text-align="start"/>
      <style:text-properties fo:font-weight="normal" style:font-weight-asian="normal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-color="#666666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4.8cm" svg:height="16.2cm" svg:x="2.3cm" svg:y="3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1cm" svg:height="0.962cm" svg:x="8.2cm" svg:y="2.1cm">
          <draw:text-box>
            <text:p text:style-name="P2"><text:span text:style-name="T1">Rule</text:span></text:p>
          </draw:text-box>
        </draw:frame>
        <draw:frame draw:style-name="gr2" draw:text-style-name="P5" draw:layer="layout" svg:width="3.1cm" svg:height="0.962cm" svg:x="3.1cm" svg:y="3.8cm">
          <draw:text-box>
            <text:p text:style-name="P4"><text:span text:style-name="T2">Name:</text:span></text:p>
          </draw:text-box>
        </draw:frame>
        <draw:frame draw:style-name="gr2" draw:text-style-name="P6" draw:layer="layout" svg:width="3.8cm" svg:height="0.962cm" svg:x="9.8cm" svg:y="3.8cm">
          <draw:text-box>
            <text:p text:style-name="P4"><text:span text:style-name="T2">Comment:</text:span></text:p>
          </draw:text-box>
        </draw:frame>
        <draw:custom-shape draw:style-name="gr3" draw:text-style-name="P1" draw:layer="layout" svg:width="2.6cm" svg:height="0.9cm" svg:x="5.7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6cm" svg:height="0.9cm" svg:x="13.5cm" svg:y="3.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3.9cm" svg:height="0.806cm" svg:x="7.8cm" svg:y="5.6cm">
          <draw:text-box>
            <text:p text:style-name="P2"><text:span text:style-name="T3">Conditions</text:span></text:p>
          </draw:text-box>
        </draw:frame>
        <draw:custom-shape draw:style-name="gr5" draw:text-style-name="P1" draw:layer="layout" svg:width="13.2cm" svg:height="11.8cm" svg:x="3.1cm" svg:y="6.6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.799cm" svg:height="0.899cm" svg:x="3.101cm" svg:y="6.801cm">
          <draw:text-box>
            <text:p text:style-name="P4"><text:span text:style-name="T4">Mandatory:</text:span></text:p>
          </draw:text-box>
        </draw:frame>
        <draw:custom-shape draw:style-name="gr7" draw:text-style-name="P1" draw:layer="layout" svg:width="1.799cm" svg:height="0.599cm" svg:x="5.901cm" svg:y="7.00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.799cm" svg:height="0.899cm" svg:x="3.102cm" svg:y="7.801cm">
          <draw:text-box>
            <text:p text:style-name="P4"><text:span text:style-name="T4">Forbidden:</text:span></text:p>
          </draw:text-box>
        </draw:frame>
        <draw:custom-shape draw:style-name="gr7" draw:text-style-name="P1" draw:layer="layout" svg:width="1.799cm" svg:height="0.599cm" svg:x="5.902cm" svg:y="8.00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.799cm" svg:height="0.899cm" svg:x="8.302cm" svg:y="6.801cm">
          <draw:text-box>
            <text:p text:style-name="P4"><text:span text:style-name="T4">Score:</text:span></text:p>
          </draw:text-box>
        </draw:frame>
        <draw:custom-shape draw:style-name="gr7" draw:text-style-name="P1" draw:layer="layout" svg:width="1.799cm" svg:height="0.599cm" svg:x="10.102cm" svg:y="7.0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2cm" svg:height="0.5cm" svg:x="13.6cm" svg:y="7.1cm">
          <text:p text:style-name="P2"><text:span text:style-name="T5">Insert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2cm" svg:height="0.5cm" svg:x="13.6cm" svg:y="8cm">
          <text:p text:style-name="P2"><text:span text:style-name="T5">Inser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3cm" svg:height="0.8cm" svg:x="19.5cm" svg:y="5cm">
          <text:p text:style-name="P2"><text:span text:style-name="T5">Add rule to the list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8cm" svg:height="7.8cm" svg:x="4.6cm" svg:y="10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8cm" svg:height="7.8cm" svg:x="9.9cm" svg:y="10.1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3.9cm" svg:height="0.806cm" svg:x="5.1cm" svg:y="9.4cm">
          <draw:text-box>
            <text:p text:style-name="P2"><text:span text:style-name="T6">Mandatory list</text:span></text:p>
          </draw:text-box>
        </draw:frame>
        <draw:frame draw:style-name="gr4" draw:text-style-name="P9" draw:layer="layout" svg:width="3.9cm" svg:height="0.806cm" svg:x="10.4cm" svg:y="9.4cm">
          <draw:text-box>
            <text:p text:style-name="P2"><text:span text:style-name="T6">Forbidden list</text:span></text:p>
          </draw:text-box>
        </draw:frame>
        <draw:custom-shape draw:style-name="gr11" draw:text-style-name="P1" draw:layer="layout" svg:width="6.8cm" svg:height="7.8cm" svg:x="18.2cm" svg:y="9.601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3.9cm" svg:height="0.806cm" svg:x="19.7cm" svg:y="8.901cm">
          <draw:text-box>
            <text:p text:style-name="P2"><text:span text:style-name="T3">Rule list</text:span></text:p>
          </draw:text-box>
        </draw:frame>
        <draw:custom-shape draw:style-name="gr12" draw:text-style-name="P1" draw:layer="layout" svg:width="24.5cm" svg:height="18.4cm" svg:x="1.5cm" svg:y="1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4.1cm" svg:height="0.8cm" svg:x="19.5cm" svg:y="6.5cm">
          <text:p text:style-name="P2"><text:span text:style-name="T5">Save rules as...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.9cm" svg:height="0.962cm" svg:x="8.8cm" svg:y="0.5cm">
          <draw:text-box>
            <text:p text:style-name="P2"><text:span text:style-name="T1">Setting <text:s/>rules for ProSeCDA</text:span></text:p>
          </draw:text-box>
        </draw:frame>
        <draw:custom-shape draw:style-name="gr9" draw:text-style-name="P8" draw:layer="layout" svg:width="4.3cm" svg:height="0.8cm" svg:x="19.5cm" svg:y="17.9cm">
          <text:p text:style-name="P2"><text:span text:style-name="T5">Clear rule lis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3cm" svg:height="0.8cm" svg:x="19.5cm" svg:y="3.5cm">
          <text:p text:style-name="P2"><text:span text:style-name="T5">Clear rul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0T16:04:00.063178112</meta:creation-date>
    <dc:date>2020-04-23T11:27:49.117874618</dc:date>
    <meta:editing-duration>P1DT20H30M47S</meta:editing-duration>
    <meta:editing-cycles>5</meta:editing-cycles>
    <meta:generator>LibreOffice/5.1.6.2$Linux_X86_64 LibreOffice_project/10m0$Build-2</meta:generator>
    <meta:document-statistic meta:object-count="51"/>
  </office:meta>
</office:document-meta>
</file>